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stInterceptor.get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SubscribableChannelTests.unsubscribe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orSubscribableChannelTests.sendWith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foreHandleInterceptor.setMessageToReturn( Message &lt; ? &gt; messageTo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Interceptor.afterMessageHandled( Message &lt; ? &gt; message , MessageChannel channel , MessageHandler handler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HandleInterceptor.setExceptionToRaise( Runtim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SubscribableChannelTests.concurrentMod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ecutorSubscribableChannelTests.sendWithou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ecutorSubscribableChannelTests.messageMustNotB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llReturningBeforeHandleInterceptor.beforeHandle( Message &lt; ? &gt; message , MessageChannel channel , Message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foreHandleInterceptor.beforeHandle( Message &lt; ? &gt; message , MessageChannel channel , Message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orSubscribableChannelTests.interceptorWith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TestInterceptor.beforeHandle( Message &lt; ? &gt; message , MessageChannel channel , Message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ecutorSubscribableChannelTests.interceptor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ecutorSubscribableChannelTests.interceptorWithModifie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ecutorSubscribableChannelTests.failurePropag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ecutorSubscribableChannelTests.subscribe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stInterceptor.wasAfterHandled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